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UriComponentsBuilder.fromServletMapping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UriComponentsBuilder.fromContextPath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UriComponentsBuilder.fromCurren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riComponentsBuilder.initFromRequest(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UriComponentsBuilder.ServletUriComponentsBuilder( ServletUriComponentsBuild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UriComponentsBuilder.ini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UriComponentsBuilder.from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UriComponentsBuilder.ServletUriComponents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UriComponentsBuilder.fromCurrentServle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riComponentsBuilder.fromRequestUri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UriComponentsBuilder.fromCurren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riComponentsBuilder.removePathExten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UriComponentsBuilder.clone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riComponentsBuilder.getCurren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UriComponentsBuilder.fromCurren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